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5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vince</text:p>
          </table:table-cell>
          <table:table-cell table:style-name="ce1" office:value-type="string" calcext:value-type="string">
            <text:p>Population rank (core city)</text:p>
          </table:table-cell>
          <table:table-cell office:value-type="string" calcext:value-type="string">
            <text:p>Population rank (Primary Statistical Area)</text:p>
          </table:table-cell>
          <table:table-cell office:value-type="string" calcext:value-type="string">
            <text:p>Distance to closest larger Chinese Metropolitan Area (KM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pulation MetropolitanArea</text:p>
          </table:table-cell>
          <table:table-cell office:value-type="string" calcext:value-type="string">
            <text:p>Population MetroPower</text:p>
          </table:table-cell>
          <table:table-cell office:value-type="string" calcext:value-type="string">
            <text:p>Rolling population total</text:p>
          </table:table-cell>
          <table:table-cell table:style-name="ce1" office:value-type="string" calcext:value-type="string">
            <text:p>GDP per capita of Province</text:p>
          </table:table-cell>
          <table:table-cell table:style-name="ce1" office:value-type="string" calcext:value-type="string">
            <text:p>Distance from a foreign country (KM)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If part of a larger city's transportation, city name</text:p>
          </table:table-cell>
          <table:table-cell office:value-type="string" calcext:value-type="string">
            <text:p>Closest City Name</text:p>
          </table:table-cell>
          <table:table-cell table:style-name="ce1" office:value-type="string" calcext:value-type="string">
            <text:p>Closest City Rank</text:p>
          </table:table-cell>
          <table:table-cell office:value-type="string" calcext:value-type="string">
            <text:p>Largest in Province?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Guangzhou</text:p>
          </table:table-cell>
          <table:table-cell office:value-type="string" calcext:value-type="string">
            <text:p>Guangd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44294245" calcext:value-type="float">
            <text:p>44294245</text:p>
          </table:table-cell>
          <table:table-cell office:value-type="float" office:value="1771769800000" calcext:value-type="float">
            <text:p>1771769800000</text:p>
          </table:table-cell>
          <table:table-cell office:value-type="float" office:value="44294245" calcext:value-type="float">
            <text:p>44294245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s</text:p>
          </table:table-cell>
          <table:table-cell office:value-type="float" office:value="23.18333333" calcext:value-type="float">
            <text:p>23.18333333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2">
          <table:table-cell table:number-columns-repeated="2" office:value-type="string" calcext:value-type="string">
            <text:p>Shangha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0" calcext:value-type="float">
            <text:p>1230</text:p>
          </table:table-cell>
          <table:table-cell office:value-type="float" office:value="615" calcext:value-type="float">
            <text:p>615</text:p>
          </table:table-cell>
          <table:table-cell office:value-type="float" office:value="35965403" calcext:value-type="float">
            <text:p>35965403</text:p>
          </table:table-cell>
          <table:table-cell office:value-type="float" office:value="44237445690" calcext:value-type="float">
            <text:p>44237445690</text:p>
          </table:table-cell>
          <table:table-cell office:value-type="float" office:value="80259648" calcext:value-type="float">
            <text:p>80259648</text:p>
          </table:table-cell>
          <table:table-cell table:number-columns-repeated="4"/>
          <table:table-cell office:value-type="string" calcext:value-type="string">
            <text:p>Guangzhou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table:number-columns-repeated="2" office:value-type="string" calcext:value-type="string">
            <text:p>Chongq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33.33" calcext:value-type="float">
            <text:p>333.33</text:p>
          </table:table-cell>
          <table:table-cell office:value-type="float" office:value="30165500" calcext:value-type="float">
            <text:p>30165500</text:p>
          </table:table-cell>
          <table:table-cell office:value-type="float" office:value="30165500000" calcext:value-type="float">
            <text:p>30165500000</text:p>
          </table:table-cell>
          <table:table-cell office:value-type="float" office:value="110425148" calcext:value-type="float">
            <text:p>110425148</text:p>
          </table:table-cell>
          <table:table-cell table:number-columns-repeated="4"/>
          <table:table-cell office:value-type="string" calcext:value-type="string">
            <text:p>Guangzhou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9.5" calcext:value-type="float">
            <text:p>29.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2">
          <table:table-cell table:number-columns-repeated="2" office:value-type="string" calcext:value-type="string">
            <text:p>Beij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office:value-type="float" office:value="275" calcext:value-type="float">
            <text:p>275</text:p>
          </table:table-cell>
          <table:table-cell office:value-type="float" office:value="21500000" calcext:value-type="float">
            <text:p>21500000</text:p>
          </table:table-cell>
          <table:table-cell office:value-type="float" office:value="23650000000" calcext:value-type="float">
            <text:p>23650000000</text:p>
          </table:table-cell>
          <table:table-cell office:value-type="float" office:value="131925148" calcext:value-type="float">
            <text:p>131925148</text:p>
          </table:table-cell>
          <table:table-cell table:number-columns-repeated="4"/>
          <table:table-cell office:value-type="string" calcext:value-type="string">
            <text:p>Shanghai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2">
          <table:table-cell office:value-type="string" calcext:value-type="string">
            <text:p>Hangzhou</text:p>
          </table:table-cell>
          <table:table-cell office:value-type="string" calcext:value-type="string">
            <text:p>Zhejia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4220400000" calcext:value-type="float">
            <text:p>4220400000</text:p>
          </table:table-cell>
          <table:table-cell office:value-type="float" office:value="153027148" calcext:value-type="float">
            <text:p>153027148</text:p>
          </table:table-cell>
          <table:table-cell table:number-columns-repeated="4"/>
          <table:table-cell office:value-type="string" calcext:value-type="string">
            <text:p>Shanghai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0.25" calcext:value-type="float">
            <text:p>30.25</text:p>
          </table:table-cell>
          <table:table-cell office:value-type="float" office:value="120.25" calcext:value-type="float">
            <text:p>120.25</text:p>
          </table:table-cell>
        </table:table-row>
        <table:table-row table:style-name="ro2">
          <table:table-cell office:value-type="string" calcext:value-type="string">
            <text:p>Wuhan</text:p>
          </table:table-cell>
          <table:table-cell office:value-type="string" calcext:value-type="string">
            <text:p>Hube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93.33" calcext:value-type="float">
            <text:p>93.33</text:p>
          </table:table-cell>
          <table:table-cell office:value-type="float" office:value="19780644" calcext:value-type="float">
            <text:p>19780644</text:p>
          </table:table-cell>
          <table:table-cell office:value-type="float" office:value="11077160640" calcext:value-type="float">
            <text:p>11077160640</text:p>
          </table:table-cell>
          <table:table-cell office:value-type="float" office:value="172807792" calcext:value-type="float">
            <text:p>172807792</text:p>
          </table:table-cell>
          <table:table-cell table:number-columns-repeated="4"/>
          <table:table-cell office:value-type="string" calcext:value-type="string">
            <text:p>Hangzhou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30.5" calcext:value-type="float">
            <text:p>30.5</text:p>
          </table:table-cell>
          <table:table-cell office:value-type="float" office:value="114.3333" calcext:value-type="float">
            <text:p>114.3333</text:p>
          </table:table-cell>
        </table:table-row>
        <table:table-row table:style-name="ro2">
          <table:table-cell office:value-type="string" calcext:value-type="string">
            <text:p>Chengdu</text:p>
          </table:table-cell>
          <table:table-cell office:value-type="string" calcext:value-type="string">
            <text:p>Sichu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38.57" calcext:value-type="float">
            <text:p>38.57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4860000000" calcext:value-type="float">
            <text:p>4860000000</text:p>
          </table:table-cell>
          <table:table-cell office:value-type="float" office:value="190807792" calcext:value-type="float">
            <text:p>190807792</text:p>
          </table:table-cell>
          <table:table-cell table:number-columns-repeated="4"/>
          <table:table-cell office:value-type="string" calcext:value-type="string">
            <text:p>Chongqing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0.66667" calcext:value-type="float">
            <text:p>30.66667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number-columns-repeated="2" office:value-type="string" calcext:value-type="string">
            <text:p>Tianji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6.25" calcext:value-type="float">
            <text:p>16.25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2080000000" calcext:value-type="float">
            <text:p>2080000000</text:p>
          </table:table-cell>
          <table:table-cell office:value-type="float" office:value="206807792" calcext:value-type="float">
            <text:p>206807792</text:p>
          </table:table-cell>
          <table:table-cell table:number-columns-repeated="4"/>
          <table:table-cell office:value-type="string" calcext:value-type="string">
            <text:p>Beijing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Shenzhen</text:p>
          </table:table-cell>
          <table:table-cell office:value-type="string" calcext:value-type="string">
            <text:p>Guangdon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1.11" calcext:value-type="float">
            <text:p>11.11</text:p>
          </table:table-cell>
          <table:table-cell office:value-type="float" office:value="14668426" calcext:value-type="float">
            <text:p>14668426</text:p>
          </table:table-cell>
          <table:table-cell office:value-type="float" office:value="1466842600" calcext:value-type="float">
            <text:p>1466842600</text:p>
          </table:table-cell>
          <table:table-cell office:value-type="float" office:value="221476218" calcext:value-type="float">
            <text:p>221476218</text:p>
          </table:table-cell>
          <table:table-cell table:number-columns-repeated="4"/>
          <table:table-cell office:value-type="string" calcext:value-type="string">
            <text:p>Guangzhou</text:p>
          </table:table-cell>
          <table:table-cell/>
          <table:table-cell table:style-name="ce2"/>
          <table:table-cell office:value-type="float" office:value="22.5" calcext:value-type="float">
            <text:p>22.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Xi'an</text:p>
          </table:table-cell>
          <table:table-cell office:value-type="string" calcext:value-type="string">
            <text:p>Shaanx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float" office:value="13569700" calcext:value-type="float">
            <text:p>13569700</text:p>
          </table:table-cell>
          <table:table-cell office:value-type="float" office:value="7599032000" calcext:value-type="float">
            <text:p>7599032000</text:p>
          </table:table-cell>
          <table:table-cell office:value-type="float" office:value="235045918" calcext:value-type="float">
            <text:p>235045918</text:p>
          </table:table-cell>
          <table:table-cell table:number-columns-repeated="4"/>
          <table:table-cell office:value-type="string" calcext:value-type="string">
            <text:p>Chongqing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4.25" calcext:value-type="float">
            <text:p>34.25</text:p>
          </table:table-cell>
          <table:table-cell office:value-type="float" office:value="108.75" calcext:value-type="float">
            <text:p>108.75</text:p>
          </table:table-cell>
        </table:table-row>
        <table:table-row table:style-name="ro2">
          <table:table-cell office:value-type="string" calcext:value-type="string">
            <text:p>Jinan</text:p>
          </table:table-cell>
          <table:table-cell office:value-type="string" calcext:value-type="string">
            <text:p>Shandong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3575000000" calcext:value-type="float">
            <text:p>3575000000</text:p>
          </table:table-cell>
          <table:table-cell office:value-type="float" office:value="248045918" calcext:value-type="float">
            <text:p>248045918</text:p>
          </table:table-cell>
          <table:table-cell table:number-columns-repeated="4"/>
          <table:table-cell office:value-type="string" calcext:value-type="string">
            <text:p>Tianjin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6.5" calcext:value-type="float">
            <text:p>36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2">
          <table:table-cell office:value-type="string" calcext:value-type="string">
            <text:p>Nanjing</text:p>
          </table:table-cell>
          <table:table-cell office:value-type="string" calcext:value-type="string">
            <text:p>Jiangsu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  <table:table-cell office:value-type="float" office:value="22.5" calcext:value-type="float">
            <text:p>22.5</text:p>
          </table:table-cell>
          <table:table-cell office:value-type="float" office:value="12652000" calcext:value-type="float">
            <text:p>12652000</text:p>
          </table:table-cell>
          <table:table-cell office:value-type="float" office:value="3416040000" calcext:value-type="float">
            <text:p>3416040000</text:p>
          </table:table-cell>
          <table:table-cell office:value-type="float" office:value="260697918" calcext:value-type="float">
            <text:p>260697918</text:p>
          </table:table-cell>
          <table:table-cell table:number-columns-repeated="4"/>
          <table:table-cell office:value-type="string" calcext:value-type="string">
            <text:p>Shanghai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Shenyang</text:p>
          </table:table-cell>
          <table:table-cell office:value-type="string" calcext:value-type="string">
            <text:p>Liaoning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float" office:value="46.15" calcext:value-type="float">
            <text:p>46.15</text:p>
          </table:table-cell>
          <table:table-cell office:value-type="float" office:value="12263612" calcext:value-type="float">
            <text:p>12263612</text:p>
          </table:table-cell>
          <table:table-cell office:value-type="float" office:value="7358167200" calcext:value-type="float">
            <text:p>7358167200</text:p>
          </table:table-cell>
          <table:table-cell office:value-type="float" office:value="272961530" calcext:value-type="float">
            <text:p>272961530</text:p>
          </table:table-cell>
          <table:table-cell table:number-columns-repeated="4"/>
          <table:table-cell office:value-type="string" calcext:value-type="string">
            <text:p>Tianjin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41.75" calcext:value-type="float">
            <text:p>41.75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2">
          <table:table-cell office:value-type="string" calcext:value-type="string">
            <text:p>Harbin</text:p>
          </table:table-cell>
          <table:table-cell office:value-type="string" calcext:value-type="string">
            <text:p>Heilongjia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37.86" calcext:value-type="float">
            <text:p>37.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6360000000" calcext:value-type="float">
            <text:p>6360000000</text:p>
          </table:table-cell>
          <table:table-cell office:value-type="float" office:value="284961530" calcext:value-type="float">
            <text:p>284961530</text:p>
          </table:table-cell>
          <table:table-cell table:number-columns-repeated="4"/>
          <table:table-cell office:value-type="string" calcext:value-type="string">
            <text:p>Shenyang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45.9" calcext:value-type="float">
            <text:p>45.9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2">
          <table:table-cell office:value-type="string" calcext:value-type="string">
            <text:p>Shantou</text:p>
          </table:table-cell>
          <table:table-cell office:value-type="string" calcext:value-type="string">
            <text:p>Guangdon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office:value-type="float" office:value="22.67" calcext:value-type="float">
            <text:p>22.67</text:p>
          </table:table-cell>
          <table:table-cell office:value-type="float" office:value="11630447" calcext:value-type="float">
            <text:p>11630447</text:p>
          </table:table-cell>
          <table:table-cell office:value-type="float" office:value="3954351980" calcext:value-type="float">
            <text:p>3954351980</text:p>
          </table:table-cell>
          <table:table-cell office:value-type="float" office:value="296591977" calcext:value-type="float">
            <text:p>296591977</text:p>
          </table:table-cell>
          <table:table-cell table:number-columns-repeated="4"/>
          <table:table-cell office:value-type="string" calcext:value-type="string">
            <text:p>Shenzhen</text:p>
          </table:table-cell>
          <table:table-cell/>
          <table:table-cell table:style-name="ce2"/>
          <table:table-cell office:value-type="float" office:value="23.3333" calcext:value-type="float">
            <text:p>23.3333</text:p>
          </table:table-cell>
          <table:table-cell office:value-type="float" office:value="116.75" calcext:value-type="float">
            <text:p>116.75</text:p>
          </table:table-cell>
        </table:table-row>
        <table:table-row table:style-name="ro2">
          <table:table-cell office:value-type="string" calcext:value-type="string">
            <text:p>Wenzhou</text:p>
          </table:table-cell>
          <table:table-cell office:value-type="string" calcext:value-type="string">
            <text:p>Zhejian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16.88" calcext:value-type="float">
            <text:p>16.88</text:p>
          </table:table-cell>
          <table:table-cell office:value-type="float" office:value="9122102" calcext:value-type="float">
            <text:p>9122102</text:p>
          </table:table-cell>
          <table:table-cell office:value-type="float" office:value="2462967540" calcext:value-type="float">
            <text:p>2462967540</text:p>
          </table:table-cell>
          <table:table-cell office:value-type="float" office:value="305714079" calcext:value-type="float">
            <text:p>305714079</text:p>
          </table:table-cell>
          <table:table-cell table:number-columns-repeated="4"/>
          <table:table-cell office:value-type="string" calcext:value-type="string">
            <text:p>Hangzhou</text:p>
          </table:table-cell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float" office:value="120.6666" calcext:value-type="float">
            <text:p>120.6666</text:p>
          </table:table-cell>
        </table:table-row>
        <table:table-row table:style-name="ro2">
          <table:table-cell office:value-type="string" calcext:value-type="string">
            <text:p>Qingdao</text:p>
          </table:table-cell>
          <table:table-cell office:value-type="string" calcext:value-type="string">
            <text:p>Shandong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17.65" calcext:value-type="float">
            <text:p>17.65</text:p>
          </table:table-cell>
          <table:table-cell office:value-type="float" office:value="9046200" calcext:value-type="float">
            <text:p>9046200</text:p>
          </table:table-cell>
          <table:table-cell office:value-type="float" office:value="2713860000" calcext:value-type="float">
            <text:p>2713860000</text:p>
          </table:table-cell>
          <table:table-cell office:value-type="float" office:value="314760279" calcext:value-type="float">
            <text:p>314760279</text:p>
          </table:table-cell>
          <table:table-cell table:number-columns-repeated="4"/>
          <table:table-cell office:value-type="string" calcext:value-type="string">
            <text:p>Jinan</text:p>
          </table:table-cell>
          <table:table-cell/>
          <table:table-cell table:style-name="ce2"/>
          <table:table-cell office:value-type="float" office:value="36" calcext:value-type="float">
            <text:p>36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string" calcext:value-type="string">
            <text:p>Quanzhou</text:p>
          </table:table-cell>
          <table:table-cell office:value-type="string" calcext:value-type="string">
            <text:p>Fujia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18.33" calcext:value-type="float">
            <text:p>18.33</text:p>
          </table:table-cell>
          <table:table-cell office:value-type="float" office:value="8128533" calcext:value-type="float">
            <text:p>8128533</text:p>
          </table:table-cell>
          <table:table-cell office:value-type="float" office:value="2682415890" calcext:value-type="float">
            <text:p>2682415890</text:p>
          </table:table-cell>
          <table:table-cell office:value-type="float" office:value="322888812" calcext:value-type="float">
            <text:p>322888812</text:p>
          </table:table-cell>
          <table:table-cell table:number-columns-repeated="4"/>
          <table:table-cell office:value-type="string" calcext:value-type="string">
            <text:p>Shantou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4.9" calcext:value-type="float">
            <text:p>24.9</text:p>
          </table:table-cell>
          <table:table-cell office:value-type="float" office:value="118.75" calcext:value-type="float">
            <text:p>118.75</text:p>
          </table:table-cell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.53" calcext:value-type="float">
            <text:p>2.53</text:p>
          </table:table-cell>
          <table:table-cell office:value-type="float" office:value="7374900" calcext:value-type="float">
            <text:p>7374900</text:p>
          </table:table-cell>
          <table:table-cell office:value-type="float" office:value="353995200" calcext:value-type="float">
            <text:p>353995200</text:p>
          </table:table-cell>
          <table:table-cell office:value-type="float" office:value="330263712" calcext:value-type="float">
            <text:p>330263712</text:p>
          </table:table-cell>
          <table:table-cell table:number-columns-repeated="4"/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2.33333" calcext:value-type="float">
            <text:p>22.3333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Changsha</text:p>
          </table:table-cell>
          <table:table-cell office:value-type="string" calcext:value-type="string">
            <text:p>Huna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office:value-type="float" office:value="7311500" calcext:value-type="float">
            <text:p>7311500</text:p>
          </table:table-cell>
          <table:table-cell office:value-type="float" office:value="4094440000" calcext:value-type="float">
            <text:p>4094440000</text:p>
          </table:table-cell>
          <table:table-cell office:value-type="float" office:value="337575212" calcext:value-type="float">
            <text:p>337575212</text:p>
          </table:table-cell>
          <table:table-cell table:number-columns-repeated="4"/>
          <table:table-cell office:value-type="string" calcext:value-type="string">
            <text:p>Guangzhou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8.25" calcext:value-type="float">
            <text:p>28.25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Zhengzhou</text:p>
          </table:table-cell>
          <table:table-cell office:value-type="string" calcext:value-type="string">
            <text:p>Hena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70" calcext:value-type="float">
            <text:p>370</text:p>
          </table:table-cell>
          <table:table-cell office:value-type="float" office:value="17.62" calcext:value-type="float">
            <text:p>17.62</text:p>
          </table:table-cell>
          <table:table-cell office:value-type="float" office:value="4867388" calcext:value-type="float">
            <text:p>4867388</text:p>
          </table:table-cell>
          <table:table-cell office:value-type="float" office:value="1800933560" calcext:value-type="float">
            <text:p>1800933560</text:p>
          </table:table-cell>
          <table:table-cell office:value-type="float" office:value="342442600" calcext:value-type="float">
            <text:p>342442600</text:p>
          </table:table-cell>
          <table:table-cell table:number-columns-repeated="4"/>
          <table:table-cell office:value-type="string" calcext:value-type="string">
            <text:p>Jinan</text:p>
          </table:table-cell>
          <table:table-cell/>
          <table:table-cell table:style-name="ce2"/>
          <table:table-cell office:value-type="float" office:value="34.75" calcext:value-type="float">
            <text:p>34.75</text:p>
          </table:table-cell>
          <table:table-cell office:value-type="float" office:value="113.6666" calcext:value-type="float">
            <text:p>113.6666</text:p>
          </table:table-cell>
        </table:table-row>
        <table:table-row table:style-name="ro2">
          <table:table-cell office:value-type="string" calcext:value-type="string">
            <text:p>Fuzhou</text:p>
          </table:table-cell>
          <table:table-cell office:value-type="string" calcext:value-type="string">
            <text:p>Fujian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9.09" calcext:value-type="float">
            <text:p>9.09</text:p>
          </table:table-cell>
          <table:table-cell office:value-type="float" office:value="4468076" calcext:value-type="float">
            <text:p>4468076</text:p>
          </table:table-cell>
          <table:table-cell office:value-type="float" office:value="893615200" calcext:value-type="float">
            <text:p>893615200</text:p>
          </table:table-cell>
          <table:table-cell office:value-type="float" office:value="346910676" calcext:value-type="float">
            <text:p>346910676</text:p>
          </table:table-cell>
          <table:table-cell table:number-columns-repeated="4"/>
          <table:table-cell office:value-type="string" calcext:value-type="string">
            <text:p>Quanzhou</text:p>
          </table:table-cell>
          <table:table-cell/>
          <table:table-cell table:style-name="ce2"/>
          <table:table-cell office:value-type="float" office:value="26.1" calcext:value-type="float">
            <text:p>26.1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2">
          <table:table-cell office:value-type="string" calcext:value-type="string">
            <text:p>Nanchang</text:p>
          </table:table-cell>
          <table:table-cell office:value-type="string" calcext:value-type="string">
            <text:p>Jiangxi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13.04" calcext:value-type="float">
            <text:p>13.04</text:p>
          </table:table-cell>
          <table:table-cell office:value-type="float" office:value="4107962" calcext:value-type="float">
            <text:p>4107962</text:p>
          </table:table-cell>
          <table:table-cell office:value-type="float" office:value="1232388600" calcext:value-type="float">
            <text:p>1232388600</text:p>
          </table:table-cell>
          <table:table-cell office:value-type="float" office:value="351018638" calcext:value-type="float">
            <text:p>351018638</text:p>
          </table:table-cell>
          <table:table-cell table:number-columns-repeated="4"/>
          <table:table-cell office:value-type="string" calcext:value-type="string">
            <text:p>Changsha</text:p>
          </table:table-cell>
          <table:table-cell/>
          <table:table-cell table:style-name="ce2"/>
          <table:table-cell office:value-type="float" office:value="28.666" calcext:value-type="float">
            <text:p>28.666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2">
          <table:table-cell office:value-type="string" calcext:value-type="string">
            <text:p>Dalian</text:p>
          </table:table-cell>
          <table:table-cell office:value-type="string" calcext:value-type="string">
            <text:p>Liao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0" calcext:value-type="float">
            <text:p>390</text:p>
          </table:table-cell>
          <table:table-cell office:value-type="float" office:value="16.25" calcext:value-type="float">
            <text:p>16.25</text:p>
          </table:table-cell>
          <table:table-cell office:value-type="float" office:value="4087733" calcext:value-type="float">
            <text:p>4087733</text:p>
          </table:table-cell>
          <table:table-cell office:value-type="float" office:value="1594215870" calcext:value-type="float">
            <text:p>1594215870</text:p>
          </table:table-cell>
          <table:table-cell office:value-type="float" office:value="355106371" calcext:value-type="float">
            <text:p>355106371</text:p>
          </table:table-cell>
          <table:table-cell table:number-columns-repeated="4"/>
          <table:table-cell office:value-type="string" calcext:value-type="string">
            <text:p>Shenyang</text:p>
          </table:table-cell>
          <table:table-cell/>
          <table:table-cell table:style-name="ce2"/>
          <table:table-cell office:value-type="float" office:value="38.9" calcext:value-type="float">
            <text:p>38.9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2">
          <table:table-cell office:value-type="string" calcext:value-type="string">
            <text:p>Taiyuan</text:p>
          </table:table-cell>
          <table:table-cell office:value-type="string" calcext:value-type="string">
            <text:p>Shanxi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37" calcext:value-type="float">
            <text:p>437</text:p>
          </table:table-cell>
          <table:table-cell office:value-type="float" office:value="17.48" calcext:value-type="float">
            <text:p>17.48</text:p>
          </table:table-cell>
          <table:table-cell office:value-type="float" office:value="4062173" calcext:value-type="float">
            <text:p>4062173</text:p>
          </table:table-cell>
          <table:table-cell office:value-type="float" office:value="1775169601" calcext:value-type="float">
            <text:p>1775169601</text:p>
          </table:table-cell>
          <table:table-cell office:value-type="float" office:value="359168544" calcext:value-type="float">
            <text:p>359168544</text:p>
          </table:table-cell>
          <table:table-cell table:number-columns-repeated="4"/>
          <table:table-cell office:value-type="string" calcext:value-type="string">
            <text:p>Zhengzhou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7.9" calcext:value-type="float">
            <text:p>37.9</text:p>
          </table:table-cell>
          <table:table-cell office:value-type="float" office:value="112.5" calcext:value-type="float">
            <text:p>1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8:40:43.520499379</meta:creation-date>
    <dc:date>2017-05-29T18:42:18.433941630</dc:date>
    <meta:editing-duration>PT1M35S</meta:editing-duration>
    <meta:editing-cycles>1</meta:editing-cycles>
    <meta:document-statistic meta:table-count="1" meta:cell-count="316" meta:object-count="0"/>
    <meta:generator>LibreOffice/5.3.1.2$Linux_X86_64 LibreOffice_project/30m0$Build-2</meta:generator>
  </office:meta>
</office:document-meta>
</file>